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text-properties fo:language="en" fo:country="US" officeooo:rsid="0002efd1" officeooo:paragraph-rsid="0002efd1"/>
    </style:style>
    <style:style style:name="P2" style:family="paragraph" style:parent-style-name="Standard" style:list-style-name="L1">
      <style:text-properties fo:language="en" fo:country="US" officeooo:rsid="0002efd1" officeooo:paragraph-rsid="000ca82d"/>
    </style:style>
    <style:style style:name="P3" style:family="paragraph" style:parent-style-name="Standard" style:list-style-name="L1">
      <style:text-properties fo:language="en" fo:country="US" officeooo:rsid="0002efd1" officeooo:paragraph-rsid="000a373b"/>
    </style:style>
    <style:style style:name="P4" style:family="paragraph" style:parent-style-name="Standard" style:list-style-name="L1">
      <style:text-properties fo:language="en" fo:country="US" officeooo:rsid="001df039" officeooo:paragraph-rsid="001df039"/>
    </style:style>
    <style:style style:name="P5" style:family="paragraph" style:parent-style-name="Standard" style:list-style-name="L1">
      <style:text-properties fo:language="en" fo:country="US" officeooo:rsid="001e16b4" officeooo:paragraph-rsid="001e16b4"/>
    </style:style>
    <style:style style:name="P6" style:family="paragraph" style:parent-style-name="Standard" style:list-style-name="L1">
      <style:text-properties fo:language="en" fo:country="US" officeooo:rsid="00200e22" officeooo:paragraph-rsid="0020fbf3"/>
    </style:style>
    <style:style style:name="P7" style:family="paragraph" style:parent-style-name="Standard" style:list-style-name="L1">
      <style:text-properties fo:language="en" fo:country="US" officeooo:rsid="00200e22" officeooo:paragraph-rsid="00200e22"/>
    </style:style>
    <style:style style:name="P8" style:family="paragraph" style:parent-style-name="Standard" style:list-style-name="L1">
      <style:text-properties fo:language="en" fo:country="US" officeooo:rsid="00200e22" officeooo:paragraph-rsid="0029b3c4"/>
    </style:style>
    <style:style style:name="P9" style:family="paragraph" style:parent-style-name="Standard" style:list-style-name="L1">
      <style:text-properties fo:language="en" fo:country="US" officeooo:rsid="00200e22" officeooo:paragraph-rsid="0036ccf3"/>
    </style:style>
    <style:style style:name="T1" style:family="text">
      <style:text-properties officeooo:rsid="00030266"/>
    </style:style>
    <style:style style:name="T2" style:family="text">
      <style:text-properties officeooo:rsid="000a373b"/>
    </style:style>
    <style:style style:name="T3" style:family="text">
      <style:text-properties officeooo:rsid="000f23b8"/>
    </style:style>
    <style:style style:name="T4" style:family="text">
      <style:text-properties officeooo:rsid="0010ac75"/>
    </style:style>
    <style:style style:name="T5" style:family="text">
      <style:text-properties officeooo:rsid="0011be4f"/>
    </style:style>
    <style:style style:name="T6" style:family="text">
      <style:text-properties officeooo:rsid="00138f33"/>
    </style:style>
    <style:style style:name="T7" style:family="text">
      <style:text-properties officeooo:rsid="00145cfd"/>
    </style:style>
    <style:style style:name="T8" style:family="text">
      <style:text-properties officeooo:rsid="001591ff"/>
    </style:style>
    <style:style style:name="T9" style:family="text">
      <style:text-properties officeooo:rsid="00164e76"/>
    </style:style>
    <style:style style:name="T10" style:family="text">
      <style:text-properties officeooo:rsid="00184013"/>
    </style:style>
    <style:style style:name="T11" style:family="text">
      <style:text-properties officeooo:rsid="0019ca1c"/>
    </style:style>
    <style:style style:name="T12" style:family="text">
      <style:text-properties officeooo:rsid="001a36df"/>
    </style:style>
    <style:style style:name="T13" style:family="text">
      <style:text-properties officeooo:rsid="001d7013"/>
    </style:style>
    <style:style style:name="T14" style:family="text">
      <style:text-properties officeooo:rsid="001df039"/>
    </style:style>
    <style:style style:name="T15" style:family="text">
      <style:text-properties officeooo:rsid="001e16b4"/>
    </style:style>
    <style:style style:name="T16" style:family="text">
      <style:text-properties officeooo:rsid="00200e22"/>
    </style:style>
    <style:style style:name="T17" style:family="text">
      <style:text-properties officeooo:rsid="0020fbf3"/>
    </style:style>
    <style:style style:name="T18" style:family="text">
      <style:text-properties officeooo:rsid="00221dab"/>
    </style:style>
    <style:style style:name="T19" style:family="text">
      <style:text-properties officeooo:rsid="00237f10"/>
    </style:style>
    <style:style style:name="T20" style:family="text">
      <style:text-properties officeooo:rsid="0028dd87"/>
    </style:style>
    <style:style style:name="T21" style:family="text">
      <style:text-properties officeooo:rsid="0029b3c4"/>
    </style:style>
    <style:style style:name="T22" style:family="text">
      <style:text-properties fo:background-color="#ffff00" loext:char-shading-value="0"/>
    </style:style>
    <style:style style:name="T23" style:family="text">
      <style:text-properties officeooo:rsid="002daf41"/>
    </style:style>
    <style:style style:name="T24" style:family="text">
      <style:text-properties officeooo:rsid="0032793a"/>
    </style:style>
    <style:style style:name="T25" style:family="text">
      <style:text-properties officeooo:rsid="0034673c"/>
    </style:style>
    <style:style style:name="T26" style:family="text">
      <style:text-properties officeooo:rsid="00346bb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731774235" text:style-name="L1">
        <text:list-header>
          <text:p text:style-name="P1">Thank you for <text:span text:style-name="T2">this</text:span> introduction.</text:p>
          <text:p text:style-name="P1">So hello everyone, my name is Frédérique Lecourtier. </text:p>
          <text:p text:style-name="P1">I'm a PhD student in the Inria Mimesis team in Strasbourg.</text:p>
          <text:p text:style-name="P1">Today I'm going to talk about a hybrid finite element and neural network method in the context of solving elliptic PDEs.</text:p>
          <text:p text:style-name="P1"/>
        </text:list-header>
        <text:list-item>
          <text:p text:style-name="P1">So, let's start with a bit of <text:span text:style-name="T2">context</text:span>: the aim of the Mimesis team is to create real-time digital twins of organs such as the liver. In this specific context, we aimed to develop a hybrid method combining <text:span text:style-name="T2">the </text:span>finite element method, which <text:span text:style-name="T2">is</text:span> <text:span text:style-name="T3">accurate</text:span> <text:span text:style-name="T2">and </text:span>where error estimators are known, and neural networks, and in particular PINNs, which are <text:span text:style-name="T4">quick</text:span> methods <text:span text:style-name="T4">and which can be parameterized.</text:span><text:line-break/>In this work, we focus on parametric elliptic convection/diffusion PDEs defined as follows. <text:span text:style-name="T1">So here we have a differential operator L and a source term f, to which we add boundary conditions.</text:span></text:p>
        </text:list-item>
        <text:list-item>
          <text:p text:style-name="P1">To solve this problem, we have developed <text:span text:style-name="T4">the</text:span> method define<text:span text:style-name="T4">d</text:span> as follows. So we have the OFFLINE part of the pipeline, which simply consists of training a PINN. For this, we consider as input a set of points in our Omega spatial domain and a set of parameters in a parametric domain M, and the PINN predicts the solution of the PDE d<text:span text:style-name="T2">e</text:span>noted by u_theta. For the ONLINE part, we still consider a set of points on Omega but a single fixed parameter for which we get the PINN prediction, then <text:span text:style-name="T4">we</text:span> apply <text:span text:style-name="T5">what we will called an enriched </text:span>finite element method <text:span text:style-name="T5">which is suppose </text:span>to correct and certify the <text:span text:style-name="T6">PINN</text:span> prediction. </text:p>
        </text:list-item>
        <text:list-item>
          <text:p text:style-name="P1"/>
          <text:list>
            <text:list-item>
              <text:p text:style-name="P2">I'm now going to quickly introduce PINNs, which should be quite familiar to you.<text:line-break/>The idea of PINN<text:span text:style-name="T7">s</text:span> is to consider a neural network such as an MLP and to search the optimal weights of the network that minimizes the loss defined here in two parts. The first <text:span text:style-name="T8">one</text:span> is the residual loss, which verifies the PDE, and the second <text:span text:style-name="T10">impose</text:span> the boundary conditions, in this case Dirichlet condition. These two losses are approximated by a Monte Carlo method, and training does not require any data on the PDE.<text:line-break/>In these standard PINNs, where weak boundary conditions are considered, we add weights to balance the loss terms.</text:p>
            </text:list-item>
            <text:list-item>
              <text:p text:style-name="P2">An alternative solution for imposing the <text:span text:style-name="T2">BC</text:span> is to write the network in the following form, where phi is defined as a level-set <text:span text:style-name="T2">function </text:span>of the Omega domain, which is <text:span text:style-name="T12">equal to</text:span> zero at its boundary. In this way, by imposing the BCs in a strong way, the u_theta prediction immediately verifies the<text:span text:style-name="T9">m</text:span> and we only need to consider the residual loss.</text:p>
            </text:list-item>
          </text:list>
        </text:list-item>
        <text:list-item>
          <text:p text:style-name="P3">I'm now going to briefly introduce the finite element method in the context of the homogen<text:span text:style-name="T9">e</text:span>ous Dirichlet condition. The idea this time is to find a polynomial approximation to the solution that satisfies what is called the weak formulation of the problem and is defined in this way. To achieve this, we construct a mesh of characteristic size h, on which we define an approximation space V_h^0, which is piecewise continuous, <text:span text:style-name="T9">equal to </text:span>zero at the boundary <text:span text:style-name="T20">and depends on the polynomial order k</text:span>. Then, considering a basis of this space, solving the problem and finding <text:span text:style-name="T9">the approximation</text:span> u_h is equivalent to solving a linear system.</text:p>
          <text:p text:style-name="P3"/>
          <text:p text:style-name="P3">Now that I have introduced PINNs and finite element methods, we can look at how FEM can be used to improve network prediction.</text:p>
          <text:p text:style-name="P3"/>
        </text:list-item>
        <text:list-item>
          <text:p text:style-name="P1">In this new approach, we will consider what I call here a space enriched additively by the network. We are still looking for a polynomial approximation of u, but this time in the form of something plus the PINN prediction. <text:span text:style-name="T13">T</text:span>he unknown of the variational problem then becomes this something, denoted p_h^+, <text:span text:style-name="T13">and t</text:span>he boundary conditions are then modified as follows. In other <text:soft-page-break/>words, we seek to approximate by FEM the difference between the u_theta prediction and the solution <text:span text:style-name="T11">u</text:span>.</text:p>
        </text:list-item>
        <text:list-item>
          <text:p text:style-name="P1">As I mentioned earlier, error estimators <text:span text:style-name="T14">in</text:span> finite element methods are already known, which will be the main point of this hybrid approach. Thus, for the standard finite element method, we can bound the L2 and H1 norm errors <text:span text:style-name="T14">for</text:span> a fixed mesh size <text:span text:style-name="T11">h</text:span> and for a chosen polynomial order <text:span text:style-name="T11">k</text:span>, as follows. We have shown that our additive approach has the same order of convergence as standard FEM, with a gain constant that depends entirely on the quality of the prior considered, in particular its <text:span text:style-name="T20">(k+1)</text:span> derivatives.</text:p>
          <text:p text:style-name="P1"><text:line-break/>Let's move on to the numerical results, where we look at 3 test cases.<text:line-break/></text:p>
        </text:list-item>
        <text:list-item>
          <text:p text:style-name="P4">Poisson problem in 2D with Dirichlet BC on a square with the analytical solution u <text:span text:style-name="T19">and 2 parameters</text:span>.</text:p>
          <text:p text:style-name="P5">PINN training…</text:p>
        </text:list-item>
        <text:list-item>
          <text:p text:style-name="P5"/>
          <text:list>
            <text:list-item>
              <text:p text:style-name="P5">First, we will <text:span text:style-name="T22">check the error estimates</text:span> presented above <text:span text:style-name="T16">for the following parameter</text:span>. We'll <text:span text:style-name="T22">compare the L2 errors</text:span> of standard FEM and our additive approach, by varying the mesh size h and the polynomial order <text:span text:style-name="T19">k</text:span>, taking 1, 2 and 3. We can see that the 2 methods, standard FEM in green and the additive approach in orange, respect <text:span text:style-name="T22">the correct orders of convergence</text:span>. Moreover, our enriched approach seems <text:span text:style-name="T22">more accurate</text:span> than standard FEM. <text:span text:style-name="T22">Indeed, for a polynomial degree of 1, it seems to give the same results as standard FEM for an order of 2.</text:span></text:p>
            </text:list-item>
            <text:list-item>
              <text:p text:style-name="P6">To get a better idea of the gain of our approach, we <text:span text:style-name="T17">wi</text:span>ll <text:span text:style-name="T24">evaluate</text:span> the ratio of standard FEM error <text:span text:style-name="T25">with the</text:span> additive approach error on a sample of 50 <text:span text:style-name="T25">sets of </text:span>parameter. Here we see significant results for all polynomial orders. In particular, the<text:span text:style-name="T15"> mean gains for k = 1 are around 270, which corresponds to refining the mesh approximately 16 times for P1 elements. </text:span>In other words, our approach allows the use of coarser meshes than standard FEM.</text:p>
            </text:list-item>
            <text:list-item>
              <text:p text:style-name="P7">This <text:span text:style-name="T23">leads to</text:span> the question of how many degrees of freedom each approach needs to achieve the same fixed error. Let's say that for k=1, we want to achieve an error of 1e-3, s<text:span text:style-name="T18">­</text:span>tandard FEM requires a square matrix of size 14000 squared, whereas our approach requires a matrix of size 64 <text:span text:style-name="T17">squared</text:span>.</text:p>
            </text:list-item>
          </text:list>
        </text:list-item>
        <text:list-item>
          <text:p text:style-name="P7">We'll now move on to a more complicated test case, considering an anisotropic elliptic problem on a square with Dirichlet <text:span text:style-name="T26">boundary</text:span> conditions and 4 parameters. This time we don't have an analytical solution and we'll define the source term f and the scattering matrix D as follows. We also consider a PINN trained by imposing the conditions in a strong way.</text:p>
        </text:list-item>
        <text:list-item>
          <text:p text:style-name="P7"/>
          <text:list>
            <text:list-item>
              <text:p text:style-name="P7">As in the previous test case, we begin by testing the error estimates on a <text:span text:style-name="T21">fixed</text:span> set of parameters. As before, the 2 methods respect the expected orders of convergence. Similarly, our approach in P1 seems to give the same results as FEM in P2.</text:p>
            </text:list-item>
            <text:list-item>
              <text:p text:style-name="P8">Looking at the gains obtained on a sample of 50 sets <text:span text:style-name="T21">of </text:span>paramete<text:span text:style-name="T21">rs</text:span>, we can see that our approach considerably improves FEM, even if the gains are less significant than before, which is not surprising since the test case is more difficult. In P1, we have a <text:span text:style-name="T23">mean </text:span>gain of 36, which corresponds to a mesh refinement of 6.</text:p>
            </text:list-item>
          </text:list>
        </text:list-item>
        <text:list-item>
          <text:p text:style-name="P7">Here, I just wanted to show you the solutions of the different approaches and in particular the absolute errors obtained for the two approaches. The results indicate that the additive approach is particularly effective in capturing the finest details of the solution.</text:p>
        </text:list-item>
        <text:list-item>
          <text:p text:style-name="P7">After this second test case, we return to the Poisson problem, but this time on a ring with mixed <text:span text:style-name="T21">boundary</text:span> conditions, <text:span text:style-name="T21">that is</text:span> dirichlet on the outer <text:span text:style-name="T21">boundary</text:span> and Robin on the inner <text:span text:style-name="T21">boundary</text:span>. <text:soft-page-break/><text:span text:style-name="T21">This time, w</text:span>e consider an analytical solution with only 1 parameter and train a PINN by imposing the conditions exactly with <text:span text:style-name="T21">the</text:span> formulation proposed in this paper.</text:p>
        </text:list-item>
        <text:list-item>
          <text:p text:style-name="P7">By testing the error estimates, we can make the same observations as for the 2 previous test cases. <text:span text:style-name="T21">We have the correct order of convergence and f</text:span>or <text:span text:style-name="T21">mean</text:span> gains on a sample of 50 parameters, we find gains of 55 in P1, which corresponds to a mesh refinement of between 7 and 8.</text:p>
        </text:list-item>
        <text:list-item>
          <text:p text:style-name="P7">I'll also show you on this test case the solutions and errors for the two approaches considered.</text:p>
        </text:list-item>
        <text:list-item>
          <text:p text:style-name="P9">In conclusion, we have seen that PINNs are good candidates for our enriched approach. We have validated the theoretical results on 3 test cases, verifying the orders of convergence of the methods. We have also seen that the additive approach gives the same results as standard FEM but with coarser meshes, which implies a reduction in computational costs.<text:line-break/>...</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8T17:17:50.983469403</meta:creation-date>
    <dc:date>2025-02-20T16:05:49.349590560</dc:date>
    <meta:editing-duration>P1DT14H8M9S</meta:editing-duration>
    <meta:editing-cycles>27</meta:editing-cycles>
    <meta:generator>LibreOffice/7.3.7.2$Linux_X86_64 LibreOffice_project/30$Build-2</meta:generator>
    <meta:document-statistic meta:table-count="0" meta:image-count="0" meta:object-count="0" meta:page-count="3" meta:paragraph-count="29" meta:word-count="1405" meta:character-count="7930" meta:non-whitespace-character-count="6569"/>
  </office:meta>
</office:document-meta>
</file>